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000000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ffff"/>
      <style:paragraph-properties fo:text-align="cente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000000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5cm" svg:height="1cm" svg:x="14cm" svg:y="3.5cm">
          <text:p text:style-name="P1">clean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cm" svg:height="1cm" svg:x="1.5cm" svg:y="3.5cm">
          <text:p text:style-name="P1">clean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4cm" svg:height="1cm" svg:x="7.5cm" svg:y="1.017cm">
          <draw:text-box>
            <text:p><text:span text:style-name="T1">Module:</text:span></text:p>
          </draw:text-box>
        </draw:frame>
        <draw:frame draw:style-name="gr4" draw:text-style-name="P3" draw:layer="layout" svg:width="4.282cm" svg:height="0.983cm" svg:x="1cm" svg:y="1cm">
          <draw:text-box>
            <text:p><text:span text:style-name="T1">Distribution:</text:span></text:p>
          </draw:text-box>
        </draw:frame>
        <draw:line draw:style-name="gr5" draw:text-style-name="P4" draw:layer="layout" svg:x1="7cm" svg:y1="1cm" svg:x2="7cm" svg:y2="20cm">
          <text:p/>
        </draw:line>
        <draw:custom-shape draw:style-name="gr2" draw:text-style-name="P1" draw:layer="layout" svg:width="3.5cm" svg:height="1cm" svg:x="1.5cm" svg:y="5.5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4cm" svg:y="5.5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.5cm" svg:y="7.5cm">
          <text:p text:style-name="P1">copy-sk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4cm" svg:y="7.5cm">
          <text:p text:style-name="P1">copy-skel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5cm" svg:height="1cm" svg:x="1.5cm" svg:y="9.5cm">
          <text:p text:style-name="P1">export-lib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.5cm" svg:y="11.5cm">
          <text:p text:style-name="P1">packag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.235cm" svg:y1="4.5cm" svg:x2="3.235cm" svg:y2="5.5cm">
          <text:p/>
        </draw:line>
        <draw:line draw:style-name="gr6" draw:text-style-name="P4" draw:layer="layout" svg:x1="3.264cm" svg:y1="6.5cm" svg:x2="3.264cm" svg:y2="7.5cm">
          <text:p/>
        </draw:line>
        <draw:line draw:style-name="gr6" draw:text-style-name="P4" draw:layer="layout" svg:x1="3.265cm" svg:y1="8.5cm" svg:x2="3.265cm" svg:y2="9.5cm">
          <text:p/>
        </draw:line>
        <draw:line draw:style-name="gr6" draw:text-style-name="P4" draw:layer="layout" svg:x1="3.264cm" svg:y1="10.5cm" svg:x2="3.264cm" svg:y2="11.5cm">
          <text:p/>
        </draw:line>
        <draw:line draw:style-name="gr6" draw:text-style-name="P4" draw:layer="layout" svg:x1="15.641cm" svg:y1="4.5cm" svg:x2="15.641cm" svg:y2="5.5cm">
          <text:p/>
        </draw:line>
        <draw:line draw:style-name="gr6" draw:text-style-name="P4" draw:layer="layout" svg:x1="15.671cm" svg:y1="6.5cm" svg:x2="15.671cm" svg:y2="7.5cm">
          <text:p/>
        </draw:line>
        <draw:custom-shape draw:style-name="gr1" draw:text-style-name="P2" draw:layer="layout" svg:width="3.5cm" svg:height="1cm" svg:x="19.5cm" svg:y="5.5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24.5cm" svg:y="5.5cm">
          <text:p text:style-name="P1">test-sona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cm" svg:height="1cm" svg:x="14cm" svg:y="9.5cm">
          <text:p text:style-name="P1">ivy-retrie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4cm" svg:y="11.5cm">
          <text:p text:style-name="P1">gene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14cm" svg:y="13.5cm">
          <text:p text:style-name="P1">comp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cm" svg:height="1cm" svg:x="8.5cm" svg:y="15.382cm">
          <text:p text:style-name="P1">j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8.5cm" svg:y="17.382cm">
          <text:p text:style-name="P1">ivy-publish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701cm" svg:y1="8.5cm" svg:x2="15.701cm" svg:y2="9.5cm">
          <text:p/>
        </draw:line>
        <draw:line draw:style-name="gr6" draw:text-style-name="P4" draw:layer="layout" svg:x1="15.7cm" svg:y1="10.5cm" svg:x2="15.7cm" svg:y2="11.5cm">
          <text:p/>
        </draw:line>
        <draw:line draw:style-name="gr6" draw:text-style-name="P4" draw:layer="layout" svg:x1="15.729cm" svg:y1="12.5cm" svg:x2="15.729cm" svg:y2="13.5cm">
          <text:p/>
        </draw:line>
        <draw:line draw:style-name="gr6" draw:text-style-name="P4" draw:layer="layout" svg:x1="10.289cm" svg:y1="16.382cm" svg:x2="10.289cm" svg:y2="17.382cm">
          <text:p/>
        </draw:line>
        <draw:custom-shape draw:style-name="gr1" draw:text-style-name="P2" xml:id="id5" draw:id="id5" draw:layer="layout" svg:width="3.5cm" svg:height="1.5cm" svg:x="9cm" svg:y="5.5cm">
          <text:p text:style-name="P1">ivy-trigger-</text:p>
          <text:p text:style-name="P1">callback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5cm" svg:y1="6cm" svg:x2="14cm" svg:y2="6cm">
          <text:p/>
        </draw:line>
        <draw:line draw:style-name="gr6" draw:text-style-name="P4" draw:layer="layout" svg:x1="19.5cm" svg:y1="6cm" svg:x2="17.5cm" svg:y2="6cm">
          <text:p/>
        </draw:line>
        <draw:line draw:style-name="gr6" draw:text-style-name="P4" draw:layer="layout" svg:x1="24.5cm" svg:y1="6cm" svg:x2="23cm" svg:y2="6cm">
          <text:p/>
        </draw:line>
        <draw:g>
          <draw:line draw:style-name="gr6" draw:text-style-name="P4" draw:layer="layout" svg:x1="15.612cm" svg:y1="2.5cm" svg:x2="15.612cm" svg:y2="3.5cm">
            <text:p/>
          </draw:line>
          <draw:custom-shape draw:style-name="gr7" draw:text-style-name="P5" draw:layer="layout" svg:width="0.5cm" svg:height="0.5cm" svg:x="15.354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4" draw:layer="layout" svg:x1="21.258cm" svg:y1="4.5cm" svg:x2="21.258cm" svg:y2="5.5cm">
            <text:p/>
          </draw:line>
          <draw:custom-shape draw:style-name="gr7" draw:text-style-name="P5" draw:layer="layout" svg:width="0.5cm" svg:height="0.5cm" svg:x="2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4" draw:layer="layout" svg:x1="26.258cm" svg:y1="4.5cm" svg:x2="26.258cm" svg:y2="5.5cm">
            <text:p/>
          </draw:line>
          <draw:custom-shape draw:style-name="gr7" draw:text-style-name="P5" draw:layer="layout" svg:width="0.5cm" svg:height="0.5cm" svg:x="2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4" draw:layer="layout" svg:x1="3.258cm" svg:y1="2.5cm" svg:x2="3.258cm" svg:y2="3.5cm">
            <text:p/>
          </draw:line>
          <draw:custom-shape draw:style-name="gr7" draw:text-style-name="P5" draw:layer="layout" svg:width="0.5cm" svg:height="0.5cm" svg:x="3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5" xml:id="id1" draw:id="id1" draw:layer="layout" svg:width="1cm" svg:height="0.764cm" svg:x="15.265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line-skew="1.132cm" svg:x1="16.265cm" svg:y1="15.883cm" svg:x2="19.912cm" svg:y2="15.882cm" draw:start-shape="id1" draw:start-glue-point="7" draw:end-shape="id2" draw:end-glue-point="3" svg:d="M16265 15883h2956v-1h691" svg:viewBox="0 0 3648 2">
          <text:p/>
        </draw:connector>
        <draw:frame draw:style-name="gr9" draw:text-style-name="P7" draw:layer="layout" svg:width="2.386cm" svg:height="0.806cm" svg:x="16.5cm" svg:y="14.959cm">
          <draw:text-box>
            <text:p><text:span text:style-name="T2">[for test]</text:span></text:p>
          </draw:text-box>
        </draw:frame>
        <draw:frame draw:style-name="gr10" draw:text-style-name="P7" draw:layer="layout" svg:width="1.971cm" svg:height="0.806cm" svg:x="13.029cm" svg:y="14.959cm">
          <draw:text-box>
            <text:p><text:span text:style-name="T2">[else]</text:span></text:p>
          </draw:text-box>
        </draw:frame>
        <draw:custom-shape draw:style-name="gr1" draw:text-style-name="P2" xml:id="id2" draw:id="id2" draw:layer="layout" svg:width="4cm" svg:height="1cm" svg:x="19.912cm" svg:y="15.382cm">
          <text:p text:style-name="P1">test-execute</text:p>
          <draw:enhanced-geometry svg:viewBox="0 0 21600 21600" draw:type="rectangle" draw:enhanced-path="M 0 0 L 21600 0 21600 21600 0 21600 0 0 Z N"/>
        </draw:custom-shape>
        <draw:g>
          <draw:line draw:style-name="gr6" draw:text-style-name="P4" draw:layer="layout" svg:x1="3.234cm" svg:y1="12.5cm" svg:x2="3.234cm" svg:y2="13.5cm">
            <text:p/>
          </draw:line>
          <draw:custom-shape draw:style-name="gr11" draw:text-style-name="P8" draw:layer="layout" svg:width="0.5cm" svg:height="0.5cm" svg:x="3.004cm" svg:y="13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15.759cm" svg:y1="14.5cm" svg:x2="15.759cm" svg:y2="15.5cm">
          <text:p/>
        </draw:line>
        <draw:connector draw:style-name="gr8" draw:text-style-name="P6" draw:layer="layout" draw:line-skew="-0.633cm" svg:x1="15.265cm" svg:y1="15.883cm" svg:x2="12cm" svg:y2="15.882cm" draw:start-shape="id1" draw:start-glue-point="5" draw:end-shape="id3" draw:end-glue-point="1" svg:d="M15265 15883h-2265v-1h-1000" svg:viewBox="0 0 3266 2">
          <text:p/>
        </draw:connector>
        <draw:g>
          <draw:line draw:style-name="gr6" draw:text-style-name="P4" draw:layer="layout" svg:x1="10.319cm" svg:y1="18.382cm" svg:x2="10.319cm" svg:y2="19.382cm">
            <text:p/>
          </draw:line>
          <draw:custom-shape draw:style-name="gr11" draw:text-style-name="P8" draw:layer="layout" svg:width="0.5cm" svg:height="0.5cm" svg:x="10.089cm" svg:y="19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4cm" svg:height="1cm" svg:x="20cm" svg:y="17.412cm">
          <text:p text:style-name="P1">test-report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4cm" svg:y1="10cm" svg:x2="10.75cm" svg:y2="7cm" draw:start-shape="id4" draw:start-glue-point="3" draw:end-shape="id5" draw:end-glue-point="2" svg:d="M14000 10000h-3250v-3000" svg:viewBox="0 0 3251 3001">
          <text:p text:style-name="P1"/>
          <text:p text:style-name="P1"/>
          <text:p text:style-name="P1"/>
          <text:p text:style-name="P1"/>
          <text:p text:style-name="P1"/>
          <text:p text:style-name="P1"><text:span text:style-name="T3">(Dependencies) <text:s text:c="3"/></text:span></text:p>
        </draw:connector>
        <draw:connector draw:style-name="gr12" draw:text-style-name="P9" draw:layer="layout" draw:line-skew="1cm" svg:x1="5cm" svg:y1="10cm" svg:x2="9cm" svg:y2="6.25cm" draw:start-shape="id6" draw:start-glue-point="1" draw:end-shape="id5" draw:end-glue-point="3" svg:d="M5000 10000h3000v-3750h1000" svg:viewBox="0 0 4001 375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(Dependencies)</text:span></text:p>
        </draw:connector>
        <draw:connector draw:style-name="gr13" draw:text-style-name="P10" draw:layer="layout" svg:x1="5cm" svg:y1="4cm" svg:x2="14cm" svg:y2="4cm" draw:start-shape="id7" draw:start-glue-point="1" draw:end-shape="id8" draw:end-glue-point="3" svg:d="M5000 4000h9000" svg:viewBox="0 0 9001 1">
          <text:p text:style-name="P1"><text:span text:style-name="T3"/></text:p>
          <text:p text:style-name="P1"><text:span text:style-name="T3">(all Modules)</text:span></text:p>
        </draw:connector>
        <draw:line draw:style-name="gr6" draw:text-style-name="P4" draw:layer="layout" svg:x1="21.99cm" svg:y1="16.382cm" svg:x2="21.99cm" svg:y2="17.382cm">
          <text:p/>
        </draw:line>
        <draw:g>
          <draw:line draw:style-name="gr6" draw:text-style-name="P4" draw:layer="layout" svg:x1="22.02cm" svg:y1="18.412cm" svg:x2="22.02cm" svg:y2="19.412cm">
            <text:p/>
          </draw:line>
          <draw:custom-shape draw:style-name="gr11" draw:text-style-name="P8" draw:layer="layout" svg:width="0.5cm" svg:height="0.5cm" svg:x="21.79cm" svg:y="19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9M54S</meta:editing-duration>
    <meta:editing-cycles>47</meta:editing-cycles>
    <meta:generator>LibreOffice/5.1.4.2$Linux_X86_64 LibreOffice_project/10m0$Build-2</meta:generator>
    <dc:date>2016-07-29T21:23:46.819685763</dc:date>
    <meta:document-statistic meta:object-count="65"/>
  </office:meta>
</office:document-meta>
</file>